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остановка задачи</text:h>
      <text:p text:style-name="Text_20_body"/>
      <text:h text:style-name="Heading_20_1" text:outline-level="1">Краткое описание компилятора</text:h>
      <text:p text:style-name="Text_20_body"/>
      <text:h text:style-name="Heading_20_1" text:outline-level="1">Используемая литература</text:h>
      <text:p text:style-name="Text_20_body"><text:a xlink:type="simple" xlink:href="http://jakarta.apache.org/bcel/">http://jakarta.apache.org/bcel/</text:a></text:p>
      <text:p text:style-name="Text_20_body"><text:a xlink:type="simple" xlink:href="http://www.ej-technologies.com/products/jclasslib/overview.html">http://www.ej-technologies.com/products/jclasslib/overview.html</text:a></text:p>
      <text:p text:style-name="Text_20_body"><text:a xlink:type="simple" xlink:href="http://www.ej-technologies.com/">http://www.ej-technologies.com/</text:a></text:p>
      <text:p text:style-name="Text_20_body"><text:a xlink:type="simple" xlink:href="http://cs.ioc.ee/~ando/jbe/">http://cs.ioc.ee/~ando/jb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epa</meta:initial-creator>
    <meta:creation-date>2008-05-13T01:26:56</meta:creation-date>
    <dc:creator>epa</dc:creator>
    <dc:date>2008-05-13T01:28:57</dc:date>
    <meta:editing-cycles>2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3" meta:character-count="220"/>
  </office:meta>
</office:document-meta>
</file>